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A0600000CDF1EB572018653D68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bold"/>
    </style:style>
    <style:style style:name="P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Parroquia" form:control-implementation="ooo:com.sun.star.form.component.TextField" xml:id="control1" form:id="control1" form:current-value="gggggg" form:value="gggggg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resbitero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ibro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gina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rtida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tern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atern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Nombr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ugarBautism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echaBautism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ugarNacimi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echaNacimient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dre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adre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drin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adrina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Oficialia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ibroOficialia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rtidaOficialia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rro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Notas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ugar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DiaFecha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esFecha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AnioFecha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txtParroquia" draw:style-name="gr1" draw:text-style-name="P1" svg:width="11.431cm" svg:height="0.477cm" svg:x="7.527cm" svg:y="5.558cm" draw:control="control1"/><draw:control text:anchor-type="paragraph" draw:z-index="1" draw:name="txtPresbitero" draw:style-name="gr2" draw:text-style-name="P2" svg:width="12.251cm" svg:height="0.477cm" svg:x="6.68cm" svg:y="6.405cm" draw:control="control2"/><draw:control text:anchor-type="paragraph" draw:z-index="2" draw:name="txtLibro" draw:style-name="gr2" draw:text-style-name="P2" svg:width="3.493cm" svg:height="0.477cm" svg:x="15.438cm" svg:y="7.146cm" draw:control="control3"/><draw:control text:anchor-type="paragraph" draw:z-index="3" draw:name="txtLibro" draw:style-name="gr2" draw:text-style-name="P2" svg:width="2.726cm" svg:height="0.477cm" svg:x="3.796cm" svg:y="7.86cm" draw:control="control4"/><draw:control text:anchor-type="paragraph" draw:z-index="4" draw:name="txtLibro" draw:style-name="gr2" draw:text-style-name="P2" svg:width="2.911cm" svg:height="0.477cm" svg:x="8.241cm" svg:y="7.833cm" draw:control="control5"/><draw:control text:anchor-type="paragraph" draw:z-index="5" draw:name="txtLibro" draw:style-name="gr2" draw:text-style-name="P2" svg:width="5.292cm" svg:height="0.477cm" svg:x="2.764cm" svg:y="8.998cm" draw:control="control6"/><draw:control text:anchor-type="paragraph" draw:z-index="6" draw:name="txtLibro" draw:style-name="gr2" draw:text-style-name="P2" svg:width="5.663cm" svg:height="0.477cm" svg:x="8.056cm" svg:y="8.998cm" draw:control="control7"/><draw:control text:anchor-type="paragraph" draw:z-index="7" draw:name="txtLibro" draw:style-name="gr2" draw:text-style-name="P2" svg:width="5.24cm" svg:height="0.477cm" svg:x="13.718cm" svg:y="8.998cm" draw:control="control8"/><draw:control text:anchor-type="paragraph" draw:z-index="8" draw:name="txtLibro" draw:style-name="gr2" draw:text-style-name="P2" svg:width="7.083cm" svg:height="0.477cm" svg:x="7.632cm" svg:y="10.268cm" draw:control="control9"/><draw:control text:anchor-type="paragraph" draw:z-index="9" draw:name="txtLibro" draw:style-name="gr2" draw:text-style-name="P2" svg:width="4.243cm" svg:height="0.477cm" svg:x="14.714cm" svg:y="10.268cm" draw:control="control10"/><draw:control text:anchor-type="paragraph" draw:z-index="10" draw:name="txtLibro" draw:style-name="gr2" draw:text-style-name="P2" svg:width="6.732cm" svg:height="0.477cm" svg:x="7.95cm" svg:y="10.982cm" draw:control="control11"/><draw:control text:anchor-type="paragraph" draw:z-index="11" draw:name="txtLibro" draw:style-name="gr2" draw:text-style-name="P2" svg:width="4.276cm" svg:height="0.477cm" svg:x="14.681cm" svg:y="10.982cm" draw:control="control12"/><draw:control text:anchor-type="paragraph" draw:z-index="12" draw:name="txtLibro" draw:style-name="gr2" draw:text-style-name="P2" svg:width="15.161cm" svg:height="0.477cm" svg:x="3.796cm" svg:y="12.49cm" draw:control="control13"/><draw:control text:anchor-type="paragraph" draw:z-index="13" draw:name="txtLibro" draw:style-name="gr2" draw:text-style-name="P2" svg:width="15.029cm" svg:height="0.477cm" svg:x="3.955cm" svg:y="13.204cm" draw:control="control14"/><draw:control text:anchor-type="paragraph" draw:z-index="14" draw:name="txtLibro" draw:style-name="gr2" draw:text-style-name="P2" svg:width="14.738cm" svg:height="0.477cm" svg:x="4.193cm" svg:y="13.945cm" draw:control="control15"/><draw:control text:anchor-type="paragraph" draw:z-index="15" draw:name="txtLibro" draw:style-name="gr2" draw:text-style-name="P2" svg:width="14.59cm" svg:height="0.477cm" svg:x="4.292cm" svg:y="14.674cm" draw:control="control16"/><draw:control text:anchor-type="paragraph" draw:z-index="16" draw:name="txtLibro" draw:style-name="gr2" draw:text-style-name="P2" svg:width="3.735cm" svg:height="0.477cm" svg:x="7.516cm" svg:y="15.401cm" draw:control="control17"/><draw:control text:anchor-type="paragraph" draw:z-index="17" draw:name="txtLibro" draw:style-name="gr2" draw:text-style-name="P2" svg:width="2.435cm" svg:height="0.477cm" svg:x="12.511cm" svg:y="15.401cm" draw:control="control18"/><draw:control text:anchor-type="paragraph" draw:z-index="18" draw:name="txtLibro" draw:style-name="gr2" draw:text-style-name="P2" svg:width="2.172cm" svg:height="0.477cm" svg:x="16.776cm" svg:y="15.367cm" draw:control="control19"/><draw:control text:anchor-type="paragraph" draw:z-index="19" draw:name="txtLibro" draw:style-name="gr2" draw:text-style-name="P2" svg:width="10.411cm" svg:height="0.477cm" svg:x="8.53cm" svg:y="16.184cm" draw:control="control20"/><draw:control text:anchor-type="paragraph" draw:z-index="20" draw:name="txtLibro" draw:style-name="gr2" draw:text-style-name="P2" svg:width="13.057cm" svg:height="2.149cm" svg:x="5.884cm" svg:y="16.91cm" draw:control="control21"/><draw:control text:anchor-type="paragraph" draw:z-index="21" draw:name="txtLibro" draw:style-name="gr2" draw:text-style-name="P2" svg:width="2.096cm" svg:height="0.477cm" svg:x="2.404cm" svg:y="21.772cm" draw:control="control22"/><draw:control text:anchor-type="paragraph" draw:z-index="22" draw:name="txtLibro" draw:style-name="gr2" draw:text-style-name="P2" svg:width="1.303cm" svg:height="0.477cm" svg:x="4.83cm" svg:y="21.793cm" draw:control="control23"/><draw:control text:anchor-type="paragraph" draw:z-index="23" draw:name="txtLibro" draw:style-name="gr2" draw:text-style-name="P2" svg:width="4.059cm" svg:height="0.477cm" svg:x="6.923cm" svg:y="21.793cm" draw:control="control24"/><draw:control text:anchor-type="paragraph" draw:z-index="24" draw:name="txtLibro" draw:style-name="gr2" draw:text-style-name="P2" svg:width="0.994cm" svg:height="0.477cm" svg:x="12.524cm" svg:y="21.772cm" draw:control="control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certBautismo_5f_fondo" draw:display-name="certBautismo_fondo" xlink:href="Pictures/1000000000000A0600000CDF1EB572018653D68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795cm" style:type="center"/>
          <style:tab-stop style:position="21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shadow="none" fo:background-color="transparent" style:writing-mode="lr-tb" draw:fill="bitmap" draw:fill-image-name="certBautismo_5f_fondo" draw:opacity="100%" draw:fill-image-width="0cm" draw:fill-image-height="0cm" style:repeat="stretch" style:footnote-max-height="0cm">
        <style:background-image xlink:href="Pictures/1000000000000A0600000CDF1EB572018653D685.jpg" xlink:type="simple" xlink:actuate="onLoad" style:repeat="stretch"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22:39:23.203000000</meta:creation-date>
    <dc:date>2017-02-02T00:49:32.592000000</dc:date>
    <meta:editing-duration>PT2H25M27S</meta:editing-duration>
    <meta:editing-cycles>7</meta:editing-cycles>
    <meta:generator>LibreOffice/5.2.0.4$Windows_X86_64 LibreOffice_project/066b007f5ebcc236395c7d282ba488bca672026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